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Arial" svg:font-family="Arial"/>
  </office:font-face-decls>
  <office:automatic-styles>
    <style:style style:parent-style-name="Normal" style:data-style-name="" style:family="table-cell" style:name="ce3">
      <style:text-properties fo:color="#000000" fo:font-family="Arial" style:font-family-asian="Arial" style:font-family-complex="Arial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4">
      <style:text-properties fo:color="#000000" fo:font-family="Arial" style:font-family-asian="Arial" style:font-family-complex="Arial" fo:font-style="normal" fo:font-weight="normal" style:text-scale="-30%"/>
      <style:paragraph-properties style:writing-mode="page"/>
      <style:table-cell-properties fo:background-color="transparent" fo:border="none" fo:wrap-option="wrap"/>
    </style:style>
    <style:style style:parent-style-name="Normal" style:data-style-name="" style:family="table-cell" style:name="ce5">
      <style:text-properties fo:color="#000000" fo:font-family="Arial" style:font-family-asian="Arial" style:font-family-complex="Arial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6">
      <style:text-properties fo:color="#5CB1F1" fo:font-style="normal" style:text-underline-type="single" style:text-underline-style="solid" fo:font-weight="normal"/>
      <style:paragraph-properties style:writing-mode="page"/>
      <style:table-cell-properties fo:background-color="transparent" fo:border="none" fo:wrap-option="wrap"/>
    </style:style>
    <style:style style:parent-style-name="Normal" style:data-style-name="" style:family="table-cell" style:name="ce7">
      <style:text-properties fo:color="#0000FF" fo:font-style="normal" style:text-underline-type="single" style:text-underline-style="solid" fo:font-weight="normal"/>
      <style:paragraph-properties style:writing-mode="page"/>
      <style:table-cell-properties fo:background-color="transparent" fo:border="none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2.514cm" fo:break-before="auto"/>
    </style:style>
    <style:style style:family="table-row" style:name="ro1">
      <style:table-row-properties style:row-height="0.5557cm" fo:break-before="auto"/>
    </style:style>
    <style:style style:family="table-column" style:name="co2">
      <style:table-column-properties style:column-width="7.25cm" style:use-optimal-column-width="false" fo:break-before="auto"/>
    </style:style>
    <style:style style:family="table-column" style:name="co3">
      <style:table-column-properties style:column-width="6.509cm" style:use-optimal-column-width="false" fo:break-before="auto"/>
    </style:style>
    <style:style style:family="table-column" style:name="co4">
      <style:table-column-properties style:column-width="3.334cm" style:use-optimal-column-width="false" fo:break-before="auto"/>
    </style:style>
    <style:style style:family="table-row" style:name="ro2">
      <style:table-row-properties style:row-height="51pt" style:use-optimal-row-height="true" fo:break-before="auto"/>
    </style:style>
    <style:style style:family="text" style:name="T1">
      <style:text-properties fo:color="#5FB4F1" style:text-underline-type="single" style:text-underline-style="solid" style:text-underline-color="font-color"/>
    </style:style>
    <style:style style:family="text" style:name="T2">
      <style:text-properties fo:color="#000000" style:text-underline-type="single" style:text-underline-style="solid" style:text-underline-color="font-color"/>
    </style:style>
    <style:style style:family="text" style:name="T3">
      <style:text-properties fo:color="#56A3F1" style:text-underline-type="single" style:text-underline-style="solid" style:text-underline-color="font-color"/>
    </style:style>
    <style:style style:family="table-row" style:name="ro3">
      <style:table-row-properties style:row-height="89.25pt" style:use-optimal-row-height="true" fo:break-before="auto"/>
    </style:style>
    <style:style style:family="text" style:name="T4">
      <style:text-properties fo:color="#56A3F1" style:text-underline-type="single" style:text-underline-style="solid" style:text-underline-color="font-color"/>
    </style:style>
    <style:style style:family="text" style:name="T5">
      <style:text-properties fo:color="#000000" style:text-underline-type="none"/>
    </style:style>
    <style:style style:family="text" style:name="T6">
      <style:text-properties fo:color="#56A3F1" style:text-underline-type="single" style:text-underline-style="solid" style:text-underline-color="font-color"/>
    </style:style>
    <style:style style:family="table-row" style:name="ro4">
      <style:table-row-properties style:row-height="229.5pt" style:use-optimal-row-height="true" fo:break-before="auto"/>
    </style:style>
    <style:style style:family="table-row" style:name="ro5">
      <style:table-row-properties style:row-height="16.5pt" style:use-optimal-row-height="false" fo:break-before="auto"/>
    </style:style>
  </office:automatic-styles>
  <office:body>
    <office:spreadsheet>
      <table:table table:name="Лист1" table:style-name="ta1">
        <table:table-column table:style-name="co1" table:default-cell-style-name="Normal"/>
        <table:table-column table:style-name="co2" table:default-cell-style-name="Normal"/>
        <table:table-column table:style-name="co3" table:default-cell-style-name="Normal"/>
        <table:table-column table:style-name="co4" table:default-cell-style-name="Normal"/>
        <table:table-column table:number-columns-repeated="1020" table:style-name="co1" table:default-cell-style-name="Normal"/>
        <table:table-row table:style-name="ro1">
          <table:table-cell table:style-name="ce4" office:value-type="string">
            <text:p>название</text:p>
          </table:table-cell>
          <table:table-cell table:style-name="ce4" office:value-type="string">
            <text:p>описание</text:p>
          </table:table-cell>
          <table:table-cell table:style-name="ce4" office:value-type="string">
            <text:p>фото</text:p>
          </table:table-cell>
          <table:table-cell table:style-name="ce4" office:value-type="string">
            <text:p>категория</text:p>
          </table:table-cell>
          <table:table-cell table:style-name="ce5" office:value-type="string">
            <text:p>цена</text:p>
          </table:table-cell>
          <table:table-cell office:value-type="string">
            <text:p>артикул</text:p>
          </table:table-cell>
          <table:table-cell table:number-columns-repeated="1024"/>
        </table:table-row>
        <table:table-row table:style-name="ro2">
          <table:table-cell table:style-name="ce4" office:value-type="string">
            <text:p>рубашка</text:p>
          </table:table-cell>
          <table:table-cell table:style-name="ce4" office:value-type="string">
            <text:p>тут должно быть описание рубашки</text:p>
          </table:table-cell>
          <table:table-cell table:style-name="ce6" office:value-type="string">
            <text:p><text:a xlink:href="https://m.buro247.ru/images/2019/08/1567088155744791.jpg" xlink:type="simple">https://m.buro247.ru/images/2019/08/1567088155744791.jpg https://cdn.sela.ru/wa-data/public/shop/products/46/83/118346/images/159677/159677.932x1242@2x.jpg</text:a></text:p>
          </table:table-cell>
          <table:table-cell table:style-name="ce4" office:value-type="string">
            <text:p>одежда</text:p>
          </table:table-cell>
          <table:table-cell table:style-name="ce5" office:value-type="float" office:value="500">
            <text:p>500</text:p>
          </table:table-cell>
          <table:table-cell office:value-type="string">
            <text:p>abc</text:p>
          </table:table-cell>
          <table:table-cell table:number-columns-repeated="1024"/>
        </table:table-row>
        <table:table-row table:style-name="ro3">
          <table:table-cell table:style-name="ce4" office:value-type="string">
            <text:p>подушка</text:p>
          </table:table-cell>
          <table:table-cell table:style-name="ce4" office:value-type="string">
            <text:p>тут должно быть описание подушки</text:p>
          </table:table-cell>
          <table:table-cell table:style-name="ce7" office:value-type="string">
            <text:p><text:a xlink:href="https://res.cloudinary.com/lmru/image/upload/b_white,c_pad,d_photoiscoming.png,f_auto,h_600,q_auto,w_600/v1/LMCode/82118034_01.jpg" xlink:type="simple">https://res.cloudinary.com/lmru/image/upload/b_white,c_pad,d_photoiscoming.png,f_auto,h_600,q_auto,w_600/v1/LMCode/82118034_01.jpg https://kariguz.ru/upload/resize_cache/iblock/f52/750_750_2/3aahh1tknbtgfmxadtpiylhlddr1ta52.jpg</text:a></text:p>
          </table:table-cell>
          <table:table-cell table:style-name="ce4" office:value-type="string">
            <text:p>постельные приналдежности</text:p>
          </table:table-cell>
          <table:table-cell table:style-name="ce5" office:value-type="float" office:value="300">
            <text:p>300</text:p>
          </table:table-cell>
          <table:table-cell office:value-type="string">
            <text:p>def</text:p>
          </table:table-cell>
          <table:table-cell table:number-columns-repeated="1024"/>
        </table:table-row>
        <table:table-row table:style-name="ro4">
          <table:table-cell table:style-name="ce4" office:value-type="string">
            <text:p>google pixel 7</text:p>
          </table:table-cell>
          <table:table-cell table:style-name="ce4" office:value-type="string">
            <text:p>
<text:s text:c="4"/>ОС: Android 13.
<text:s text:c="4"/>Дисплей: OLED, 6,4″, Full HD+, 90 Гц, Gorilla Glass Victus.
<text:s text:c="4"/>Чипсет: Google Tensor G2.
<text:s text:c="4"/>Память: 8 ГБ оперативной, 128 ГБ встроенной UFS 3.1.
<text:s text:c="4"/>Камера: основная 50 Мп (f/1.9) оптическая стабилизация, широкоугольная 12 Мп (f/2.2), фронтальная 10,8 Мп (f/2.2).
<text:s text:c="4"/>Связь: USB Type-C 3.2, Bluetooth 5.2, NFC, Wi-Fi 802.11 6E, LTE и 5G.
<text:s text:c="4"/>Аккумулятор: 4355 мА·ч, беспроводная зарядка 20 Вт, проводная 30 Вт.
<text:s text:c="4"/>Влагозащита: IP68.
<text:s text:c="4"/>Звук: стереодинамики.
<text:s text:c="4"/>Размеры: 155,6 × 73,2 × 8,7 мм.
<text:s text:c="4"/>Вес: 197 г.</text:p>
          </table:table-cell>
          <table:table-cell table:style-name="ce7" office:value-type="string">
            <text:p><text:a xlink:href="https://avatars.mds.yandex.net/get-mpic/6259165/img_id4708618663686791313.jpeg/orig" xlink:type="simple">https://avatars.mds.yandex.net/get-mpic/6259165/img_id4708618663686791313.jpeg/orig</text:a></text:p>
          </table:table-cell>
          <table:table-cell table:style-name="ce4" office:value-type="string">
            <text:p>телефоны</text:p>
          </table:table-cell>
          <table:table-cell table:style-name="ce5" office:value-type="string">
            <text:p>50 000</text:p>
          </table:table-cell>
          <table:table-cell office:value-type="string">
            <text:p>ghi</text:p>
          </table:table-cell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table-cell"/>
    <style:style style:display-name="Normal" style:family="table-cell" style:name="Normal">
      <style:text-properties fo:color="#000000" fo:font-family="Arial" style:font-family-asian="Arial" style:font-family-complex="Arial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Arial" style:font-family-asian="Arial" style:font-family-complex="Arial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